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0946"/>
    </style:style>
    <style:style style:name="P2" style:family="paragraph" style:parent-style-name="Standard">
      <style:paragraph-properties fo:text-align="justify" style:justify-single-word="false"/>
      <style:text-properties officeooo:paragraph-rsid="004b2349"/>
    </style:style>
    <style:style style:name="P3"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4" style:family="paragraph" style:parent-style-name="Standard">
      <style:paragraph-properties fo:text-align="justify" style:justify-single-word="false"/>
      <style:text-properties fo:color="#000000" style:font-name="arial" fo:font-size="12pt" style:font-size-asian="12pt" style:font-size-complex="12pt"/>
    </style:style>
    <style:style style:name="P5"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6"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7"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8"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33ee90"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paragraph-rsid="002d9598"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5"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16"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17"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18"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19"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20"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21" style:family="paragraph" style:parent-style-name="Heading_20_2">
      <style:paragraph-properties fo:text-align="justify" style:justify-single-word="false"/>
      <style:text-properties officeooo:paragraph-rsid="000ea3a0"/>
    </style:style>
    <style:style style:name="T1" style:family="text">
      <style:text-properties fo:color="#000000"/>
    </style:style>
    <style:style style:name="T2"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1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11"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12"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13" style:family="text">
      <style:text-properties fo:color="#000000" style:font-name="arial" fo:font-size="12pt" fo:font-weight="bold" officeooo:rsid="002803c2" style:font-name-asian="Arial1" style:font-size-asian="12pt" style:font-weight-asian="bold" style:font-name-complex="Arial1" style:font-size-complex="12pt" style:language-complex="pt" style:country-complex="PT"/>
    </style:style>
    <style:style style:name="T14"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fo:font-size="12pt" style:font-size-asian="12pt" style:font-size-complex="12pt"/>
    </style:style>
    <style:style style:name="T16" style:family="text">
      <style:text-properties fo:color="#000000" fo:font-size="12pt" fo:font-weight="bold" style:font-size-asian="12pt" style:font-weight-asian="bold" style:font-size-complex="12pt" style:font-weight-complex="bold"/>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10946" fo:background-color="#ffffff" loext:char-shading-value="0" style:font-size-asian="12pt" style:font-name-complex="Arial1" style:font-size-complex="12pt" loext:padding="0in" loext:border="none"/>
    </style:style>
    <style:style style:name="T19" style:family="text">
      <style:text-properties fo:font-variant="normal" fo:text-transform="none" fo:color="#000000" style:font-name="arial" fo:font-size="12pt" fo:letter-spacing="normal" fo:font-style="normal" fo:font-weight="normal" style:font-size-asian="12pt" style:font-size-complex="12pt"/>
    </style:style>
    <style:style style:name="T20" style:family="text">
      <style:text-properties fo:font-variant="normal" fo:text-transform="none" fo:color="#000000" style:font-name="arial"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21"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22"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23" style:family="text">
      <style:text-properties fo:font-variant="normal" fo:text-transform="none"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in" loext:border="none"/>
    </style:style>
    <style:style style:name="T24" style:family="text">
      <style:text-properties fo:font-variant="normal" fo:text-transform="none"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in" loext:border="none"/>
    </style:style>
    <style:style style:name="T25" style:family="text">
      <style:text-properties fo:font-variant="normal" fo:text-transform="none"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in" loext:border="none"/>
    </style:style>
    <style:style style:name="T26" style:family="text">
      <style:text-properties fo:font-variant="normal" fo:text-transform="none"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in" loext:border="none"/>
    </style:style>
    <style:style style:name="T27" style:family="text">
      <style:text-properties fo:font-weight="bold" style:font-weight-asian="bold" style:font-name-complex="Arial1" style:language-complex="pt" style:country-complex="PT"/>
    </style:style>
    <style:style style:name="T28" style:family="text">
      <style:text-properties fo:font-weight="bold" officeooo:rsid="00222d90" style:font-weight-asian="bold" style:font-name-complex="Arial1" style:language-complex="pt" style:country-complex="PT"/>
    </style:style>
    <style:style style:name="T29" style:family="text">
      <style:text-properties fo:font-weight="bold" officeooo:rsid="00047fbc" style:font-weight-asian="bold" style:font-name-complex="Arial1" style:language-complex="pt" style:country-complex="PT"/>
    </style:style>
    <style:style style:name="T30" style:family="text">
      <style:text-properties fo:font-weight="bold" officeooo:rsid="000ea3a0" style:font-weight-asian="bold" style:font-name-complex="Arial1" style:language-complex="pt" style:country-complex="PT"/>
    </style:style>
    <style:style style:name="T31" style:family="text">
      <style:text-properties fo:font-weight="bold" officeooo:rsid="00390218" style:font-weight-asian="bold" style:font-name-complex="Arial1" style:language-complex="pt" style:country-complex="PT"/>
    </style:style>
    <style:style style:name="T32" style:family="text">
      <style:text-properties fo:font-weight="bold" style:font-name-asian="Arial1" style:font-weight-asian="bold" style:font-name-complex="Arial1" style:language-complex="pt" style:country-complex="PT"/>
    </style:style>
    <style:style style:name="T33" style:family="text">
      <style:text-properties fo:font-weight="bold" officeooo:rsid="00047fbc" style:font-name-asian="Arial1" style:font-weight-asian="bold" style:font-name-complex="Arial1" style:language-complex="pt" style:country-complex="PT"/>
    </style:style>
    <style:style style:name="T34" style:family="text">
      <style:text-properties fo:font-weight="bold" style:font-name-asian="Arial1" style:font-weight-asian="bold" style:font-name-complex="Arial1" style:language-complex="pt" style:country-complex="PT" style:font-weight-complex="bold"/>
    </style:style>
    <style:style style:name="T35" style:family="text">
      <style:text-properties fo:font-weight="bold" officeooo:rsid="0013405f" style:font-name-asian="Arial1" style:font-weight-asian="bold" style:font-name-complex="Arial1" style:language-complex="pt" style:country-complex="PT" style:font-weight-complex="bold"/>
    </style:style>
    <style:style style:name="T36" style:family="text">
      <style:text-properties fo:font-weight="bold" officeooo:rsid="001530fc" style:font-name-asian="Arial1" style:font-weight-asian="bold" style:font-name-complex="Arial1" style:language-complex="pt" style:country-complex="PT" style:font-weight-complex="bold"/>
    </style:style>
    <style:style style:name="T37" style:family="text">
      <style:text-properties fo:font-weight="bold" officeooo:rsid="00169323" style:font-name-asian="Arial1" style:font-weight-asian="bold" style:font-name-complex="Arial1" style:language-complex="pt" style:country-complex="PT" style:font-weight-complex="bold"/>
    </style:style>
    <style:style style:name="T38" style:family="text">
      <style:text-properties fo:font-weight="bold" officeooo:rsid="002d9598" style:font-name-asian="Arial1" style:font-weight-asian="bold" style:font-name-complex="Arial1" style:language-complex="pt" style:country-complex="PT" style:font-weight-complex="bold"/>
    </style:style>
    <style:style style:name="T39" style:family="text">
      <style:text-properties fo:font-weight="bold" officeooo:rsid="0030ced4" style:font-name-asian="Arial1" style:font-weight-asian="bold" style:font-name-complex="Arial1" style:language-complex="pt" style:country-complex="PT" style:font-weight-complex="bold"/>
    </style:style>
    <style:style style:name="T40" style:family="text">
      <style:text-properties fo:font-weight="bold" officeooo:rsid="0033ee90" style:font-name-asian="Arial1" style:font-weight-asian="bold" style:font-name-complex="Arial1" style:language-complex="pt" style:country-complex="PT" style:font-weight-complex="bold"/>
    </style:style>
    <style:style style:name="T41" style:family="text">
      <style:text-properties fo:font-weight="bold" officeooo:rsid="003adbfd" style:font-name-asian="Arial1" style:font-weight-asian="bold" style:font-name-complex="Arial1" style:language-complex="pt" style:country-complex="PT" style:font-weight-complex="bold"/>
    </style:style>
    <style:style style:name="T42" style:family="text">
      <style:text-properties fo:font-weight="bold" officeooo:rsid="001b7398" style:font-name-asian="Arial1" style:font-weight-asian="bold" style:font-name-complex="Arial1" style:language-complex="pt" style:country-complex="PT"/>
    </style:style>
    <style:style style:name="T43" style:family="text">
      <style:text-properties fo:font-weight="bold" officeooo:rsid="001a8142" style:font-name-asian="Arial1" style:font-weight-asian="bold" style:font-name-complex="Arial1" style:language-complex="pt" style:country-complex="PT"/>
    </style:style>
    <style:style style:name="T44" style:family="text">
      <style:text-properties fo:font-weight="bold" officeooo:rsid="002803c2" style:font-name-asian="Arial1" style:font-weight-asian="bold" style:font-name-complex="Arial1" style:language-complex="pt" style:country-complex="PT"/>
    </style:style>
    <style:style style:name="T45" style:family="text">
      <style:text-properties fo:font-weight="bold" officeooo:rsid="002d9598" style:font-name-asian="Arial1" style:font-weight-asian="bold" style:font-name-complex="Arial1" style:language-complex="pt" style:country-complex="PT"/>
    </style:style>
    <style:style style:name="T46" style:family="text">
      <style:text-properties fo:font-weight="bold" officeooo:rsid="003adbfd" style:font-name-asian="Arial1" style:font-weight-asian="bold" style:font-name-complex="Arial1" style:language-complex="pt" style:country-complex="PT"/>
    </style:style>
    <style:style style:name="T47"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48" style:family="text">
      <style:text-properties fo:font-weight="normal" style:font-name-asian="Arial1" style:font-weight-asian="normal" style:font-name-complex="Arial1" style:language-complex="pt" style:country-complex="PT" style:font-weight-complex="normal"/>
    </style:style>
    <style:style style:name="T49" style:family="text">
      <style:text-properties fo:font-weight="normal" officeooo:rsid="001a8142" style:font-name-asian="Arial1" style:font-weight-asian="normal" style:font-name-complex="Arial1" style:language-complex="pt" style:country-complex="PT" style:font-weight-complex="normal"/>
    </style:style>
    <style:style style:name="T50" style:family="text">
      <style:text-properties fo:font-weight="normal" officeooo:rsid="00075bc8" style:font-name-asian="Arial1" style:font-weight-asian="normal" style:font-name-complex="Arial1" style:language-complex="pt" style:country-complex="PT" style:font-weight-complex="normal"/>
    </style:style>
    <style:style style:name="T51" style:family="text">
      <style:text-properties fo:font-weight="normal" officeooo:rsid="0005cd84" style:font-name-asian="Arial1" style:font-weight-asian="normal" style:font-name-complex="Arial1" style:language-complex="pt" style:country-complex="PT" style:font-weight-complex="normal"/>
    </style:style>
    <style:style style:name="T52" style:family="text">
      <style:text-properties fo:font-weight="normal" officeooo:rsid="000ea3a0" style:font-name-asian="Arial1" style:font-weight-asian="normal" style:font-name-complex="Arial1" style:language-complex="pt" style:country-complex="PT" style:font-weight-complex="normal"/>
    </style:style>
    <style:style style:name="T53" style:family="text">
      <style:text-properties fo:font-weight="normal" officeooo:rsid="00125cbe" style:font-name-asian="Arial1" style:font-weight-asian="normal" style:font-name-complex="Arial1" style:language-complex="pt" style:country-complex="PT" style:font-weight-complex="normal"/>
    </style:style>
    <style:style style:name="T54" style:family="text">
      <style:text-properties fo:font-weight="normal" officeooo:rsid="000baeaf" style:font-name-asian="Arial1" style:font-weight-asian="normal" style:font-name-complex="Arial1" style:language-complex="pt" style:country-complex="PT" style:font-weight-complex="normal"/>
    </style:style>
    <style:style style:name="T55" style:family="text">
      <style:text-properties fo:font-weight="normal" officeooo:rsid="002d9598" style:font-name-asian="Arial1" style:font-weight-asian="normal" style:font-name-complex="Arial1" style:language-complex="pt" style:country-complex="PT" style:font-weight-complex="normal"/>
    </style:style>
    <style:style style:name="T56" style:family="text">
      <style:text-properties fo:font-weight="normal" officeooo:rsid="0030ced4" style:font-name-asian="Arial1" style:font-weight-asian="normal" style:font-name-complex="Arial1" style:language-complex="pt" style:country-complex="PT" style:font-weight-complex="normal"/>
    </style:style>
    <style:style style:name="T57" style:family="text">
      <style:text-properties fo:font-weight="normal" officeooo:rsid="0033ee90" style:font-name-asian="Arial1" style:font-weight-asian="normal" style:font-name-complex="Arial1" style:language-complex="pt" style:country-complex="PT" style:font-weight-complex="normal"/>
    </style:style>
    <style:style style:name="T58" style:family="text">
      <style:text-properties fo:font-weight="normal" officeooo:rsid="003adbfd" style:font-name-asian="Arial1" style:font-weight-asian="normal" style:font-name-complex="Arial1" style:language-complex="pt" style:country-complex="PT" style:font-weight-complex="normal"/>
    </style:style>
    <style:style style:name="T59" style:family="text">
      <style:text-properties fo:font-weight="normal" officeooo:rsid="0045a71c" style:font-name-asian="Arial1" style:font-weight-asian="normal" style:font-name-complex="Arial1" style:language-complex="pt" style:country-complex="PT" style:font-weight-complex="normal"/>
    </style:style>
    <style:style style:name="T60" style:family="text">
      <style:text-properties style:font-name-asian="Arial1" style:font-name-complex="Arial1" style:language-complex="pt" style:country-complex="PT"/>
    </style:style>
    <style:style style:name="T61" style:family="text">
      <style:text-properties officeooo:rsid="0013405f" style:font-name-asian="Arial1" style:font-name-complex="Arial1" style:language-complex="pt" style:country-complex="PT"/>
    </style:style>
    <style:style style:name="T62" style:family="text">
      <style:text-properties officeooo:rsid="001a8142" style:font-name-asian="Arial1" style:font-name-complex="Arial1" style:language-complex="pt" style:country-complex="PT"/>
    </style:style>
    <style:style style:name="T63" style:family="text">
      <style:text-properties officeooo:rsid="0017e9c9" style:font-name-asian="Arial1" style:font-name-complex="Arial1" style:language-complex="pt" style:country-complex="PT"/>
    </style:style>
    <style:style style:name="T64" style:family="text">
      <style:text-properties officeooo:rsid="00169323" style:font-name-asian="Arial1" style:font-name-complex="Arial1" style:language-complex="pt" style:country-complex="PT"/>
    </style:style>
    <style:style style:name="T65" style:family="text">
      <style:text-properties officeooo:rsid="001530fc" style:font-name-asian="Arial1" style:font-name-complex="Arial1" style:language-complex="pt" style:country-complex="PT"/>
    </style:style>
    <style:style style:name="T66" style:family="text">
      <style:text-properties style:font-name-asian="Arial1" style:font-name-complex="Arial1" style:language-complex="pt" style:country-complex="PT" style:font-weight-complex="bold"/>
    </style:style>
    <style:style style:name="T67" style:family="text">
      <style:text-properties officeooo:rsid="001530fc" style:font-name-asian="Arial1" style:font-name-complex="Arial1" style:language-complex="pt" style:country-complex="PT" style:font-weight-complex="bold"/>
    </style:style>
    <style:style style:name="T68" style:family="text">
      <style:text-properties fo:background-color="#ffffff" loext:char-shading-value="0" style:font-name-complex="Arial1"/>
    </style:style>
    <style:style style:name="T69" style:family="text">
      <style:text-properties officeooo:rsid="0013405f" fo:background-color="#ffffff" loext:char-shading-value="0" style:font-name-complex="Arial1"/>
    </style:style>
    <style:style style:name="T70" style:family="text">
      <style:text-properties officeooo:rsid="0017e9c9" fo:background-color="#ffffff" loext:char-shading-value="0" style:font-name-complex="Arial1"/>
    </style:style>
    <style:style style:name="T7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João Paulo Hotequil</text:p>
      <text:h text:style-name="P21" text:outline-level="2"><text:span text:style-name="T6">Minha página na web: </text:span><text:a xlink:type="simple" xlink:href="https://hotequil.tech/" text:style-name="Internet_20_link" text:visited-style-name="Visited_20_Internet_20_Link"><text:span text:style-name="T17">https://hotequil.tech</text:span></text:a><text:span text:style-name="T6"> (contém alguns links e projetos meus). </text:span><text:span text:style-name="T4">Para informações </text:span><text:span text:style-name="T5">pessoais</text:span><text:span text:style-name="T4">, </text:span><text:span text:style-name="T5">peço que </text:span><text:span text:style-name="T4">favor entr</text:span><text:span text:style-name="T5">e</text:span><text:span text:style-name="T4"> em contato </text:span><text:span text:style-name="T5">comigo </text:span><text:span text:style-name="T4">pelo e</text:span><text:span text:style-name="T3">-mail </text:span><text:a xlink:type="simple" xlink:href="mailto:hotequil@protonmail.com" text:style-name="Internet_20_link" text:visited-style-name="Visited_20_Internet_20_Link"><text:span text:style-name="T5">h</text:span></text:a><text:a xlink:type="simple" xlink:href="mailto:joaohotequil@gmail.com" text:style-name="ListLabel_20_12" text:visited-style-name="ListLabel_20_12"><text:span text:style-name="Internet_20_link"><text:span text:style-name="T2">otequil@</text:span></text:span></text:a><text:a xlink:type="simple" xlink:href="mailto:joaohotequil@gmail.com" text:style-name="ListLabel_20_12" text:visited-style-name="ListLabel_20_12"><text:span text:style-name="Internet_20_link"><text:span text:style-name="T3">protonmail</text:span></text:span></text:a><text:a xlink:type="simple" xlink:href="mailto:joaohotequil@gmail.com" text:style-name="ListLabel_20_12" text:visited-style-name="ListLabel_20_12"><text:span text:style-name="Internet_20_link"><text:span text:style-name="T1">.com</text:span></text:span></text:a><text:span text:style-name="Internet_20_link"><text:span text:style-name="T7">, </text:span></text:span><text:span text:style-name="Internet_20_link"><text:span text:style-name="T8">desde já agradeço</text:span></text:span><text:span text:style-name="Internet_20_link"><text:span text:style-name="T2">. </text:span></text:span></text:h>
      <text:h text:style-name="P19" text:outline-level="1"/>
      <text:h text:style-name="P17" text:outline-level="1"><text:span text:style-name="T28">O que eu tenho a dizer</text:span><text:span text:style-name="T27">:</text:span></text:h>
      <text:p text:style-name="P1"><text:span text:style-name="lt-line-clamp_5f__5f_raw-line"><text:span text:style-name="T18">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focadas, que saibam trabalhar em </text:span></text:span><text:span text:style-name="T19">equipe, tenham vontade de aprender e compartilhar conhecimento, também que gostem de achar soluções para resolver diferentes problemas, tendo sempre visão na acessibilidade, responsividade, performance, semântica, usabilidade, inclusão e bom design.</text:span></text:p>
      <text:p text:style-name="P4"/>
      <text:h text:style-name="P17" text:outline-level="1"><text:span text:style-name="T31">Formações</text:span><text:span text:style-name="T27">:</text:span></text:h>
      <text:h text:style-name="P17" text:outline-level="1"><text:span text:style-name="lt-line-clamp_5f__5f_raw-line"><text:span text:style-name="T25">[fevereiro de </text:span></text:span><text:span text:style-name="lt-line-clamp_5f__5f_raw-line"><text:span text:style-name="T26">2021</text:span></text:span><text:span text:style-name="lt-line-clamp_5f__5f_raw-line"><text:span text:style-name="T25"> – </text:span></text:span><text:span text:style-name="lt-line-clamp_5f__5f_raw-line"><text:span text:style-name="T26">até o momento</text:span></text:span><text:span text:style-name="lt-line-clamp_5f__5f_raw-line"><text:span text:style-name="T25">] </text:span></text:span><text:span text:style-name="lt-line-clamp_5f__5f_raw-line"><text:span text:style-name="T26">FIAP</text:span></text:span><text:span text:style-name="lt-line-clamp_5f__5f_raw-line"><text:span text:style-name="T25"> | </text:span></text:span><text:span text:style-name="lt-line-clamp_5f__5f_raw-line"><text:span text:style-name="T26">EAD</text:span></text:span><text:span text:style-name="lt-line-clamp_5f__5f_raw-line"><text:span text:style-name="T25">: </text:span></text:span><text:span text:style-name="lt-line-clamp_5f__5f_raw-line"><text:span text:style-name="T23">estou cursando sistemas de informação (bacharelado) em uma graduação online de quatro anos</text:span></text:span><text:span text:style-name="lt-line-clamp_5f__5f_raw-line"><text:span text:style-name="T24">.</text:span></text:span></text:h>
      <text:p text:style-name="P14"><text:span text:style-name="T32">[fevereiro de 2018 – dezembro de 20</text:span><text:span text:style-name="T33">19</text:span><text:span text:style-name="T32">] </text:span><text:span text:style-name="T34">E.E.B. Professor Honório Miranda | Gaspar, Santa Catarina: </text:span><text:span text:style-name="T49">c</text:span><text:span text:style-name="T21">ursei o segundo e terceiro ano do ensino médio.</text:span></text:p>
      <text:p text:style-name="P14"><text:span text:style-name="T32">[fevereiro de 2006 – dezembro de 2017] </text:span><text:span text:style-name="T34">Madre Francisca Lampel | Gaspar, Santa Catarina: </text:span><text:span text:style-name="T49">c</text:span><text:span text:style-name="T22">ursei o ensino fundamental (I e II) e o primeiro ano do ensino médio.</text:span></text:p>
      <text:p text:style-name="P15"/>
      <text:h text:style-name="P18" text:outline-level="1"><text:soft-page-break/><text:span text:style-name="T29">E</text:span><text:span text:style-name="T27">specializações, </text:span><text:span text:style-name="T30">t</text:span><text:span text:style-name="T27">reinamentos e cursos </text:span><text:span text:style-name="T31">(tenho algumas outras certificações que acabei não colocando aqui)</text:span><text:span text:style-name="T27">:</text:span></text:h>
      <text:p text:style-name="P8"><text:span text:style-name="T32">[</text:span><text:span text:style-name="T46">100% concluído</text:span><text:span text:style-name="T32">] </text:span><text:span text:style-name="T41">Loiane Groner (28 horas)</text:span><text:span text:style-name="T34"> | </text:span><text:span text:style-name="T41">Educação a distância</text:span><text:span text:style-name="T34">: </text:span><text:span text:style-name="T58">concluí um curso de Angular pela plataforma online da Loiane Groner</text:span><text:span text:style-name="T34">.</text:span></text:p>
      <text:p text:style-name="P13"><text:span text:style-name="T32">[</text:span><text:span text:style-name="T45">dezembro</text:span><text:span text:style-name="T32"> de </text:span><text:span text:style-name="T45">2020</text:span><text:span text:style-name="T32"> – </text:span><text:span text:style-name="T45">dezembro</text:span><text:span text:style-name="T32"> de </text:span><text:span text:style-name="T45">2020</text:span><text:span text:style-name="T32">] </text:span><text:span text:style-name="T45">Microsoft</text:span><text:span text:style-name="T34"> </text:span><text:span text:style-name="T35">(</text:span><text:span text:style-name="T38">2</text:span><text:span text:style-name="T35"> horas)</text:span><text:span text:style-name="T34"> | Blumenau, Santa Catarina: </text:span><text:span text:style-name="T55">realizei o exame 70-480 da Microsoft na ProWay com perguntas de HTML5, CSS3 e JavaScript, minha pontuação final foi de 909 pontos</text:span><text:span text:style-name="T34">.</text:span></text:p>
      <text:p text:style-name="P12"><text:span text:style-name="T34">[</text:span><text:span text:style-name="T39">outubro</text:span><text:span text:style-name="T34"> de </text:span><text:span text:style-name="T38">2020</text:span><text:span text:style-name="T34"> – </text:span><text:span text:style-name="T39">outubro</text:span><text:span text:style-name="T34"> de </text:span><text:span text:style-name="T38">2020</text:span><text:span text:style-name="T34">] </text:span><text:span text:style-name="T39">Apex</text:span><text:span text:style-name="T34"> </text:span><text:span text:style-name="T35">(</text:span><text:span text:style-name="T39">3</text:span><text:span text:style-name="T35"> horas)</text:span><text:span text:style-name="T34"> | Blumenau, Santa Catarina: </text:span><text:span text:style-name="T56">participei de um workshop sobre empreendedorismo</text:span><text:span text:style-name="T34">.</text:span></text:p>
      <text:p text:style-name="P12"><text:span text:style-name="T34">[</text:span><text:span text:style-name="T39">outubro</text:span><text:span text:style-name="T34"> de </text:span><text:span text:style-name="T38">2020</text:span><text:span text:style-name="T34"> – </text:span><text:span text:style-name="T39">outubro</text:span><text:span text:style-name="T34"> de </text:span><text:span text:style-name="T38">2020</text:span><text:span text:style-name="T34">] </text:span><text:span text:style-name="T39">Apex</text:span><text:span text:style-name="T34"> </text:span><text:span text:style-name="T35">(</text:span><text:span text:style-name="T39">3</text:span><text:span text:style-name="T35"> horas)</text:span><text:span text:style-name="T34"> | Blumenau, Santa Catarina: </text:span><text:span text:style-name="T56">participei de um workshop sobre planejamento de carreira</text:span><text:span text:style-name="T34">.</text:span></text:p>
      <text:p text:style-name="P11"><text:span text:style-name="T34">[</text:span><text:span text:style-name="T40">novembro</text:span><text:span text:style-name="T34"> de 2019 – </text:span><text:span text:style-name="T40">novembro</text:span><text:span text:style-name="T34"> de 2019] </text:span><text:span text:style-name="T40">Front in Floripa</text:span><text:span text:style-name="T34"> </text:span><text:span text:style-name="T35">(</text:span><text:span text:style-name="T40">8</text:span><text:span text:style-name="T35"> horas)</text:span><text:span text:style-name="T34"> | </text:span><text:span text:style-name="T40">Florianópolis</text:span><text:span text:style-name="T34">, Santa Catarina: </text:span><text:span text:style-name="T57">participei do evento Front in Floripa</text:span><text:span text:style-name="T34">.</text:span></text:p>
      <text:p text:style-name="P10"><text:span text:style-name="T32">[janeiro de 2019 – junho de 2019]</text:span><text:span text:style-name="T60"> </text:span><text:span text:style-name="T34">Apex </text:span><text:span text:style-name="T35">(180 horas)</text:span><text:span text:style-name="T34"> | Blumenau, Santa Catarina: </text:span><text:span text:style-name="T49">t</text:span><text:span text:style-name="T48">reinamento de alta performance de desenvolvimento e programação </text:span><text:span text:style-name="T50">f</text:span><text:span text:style-name="T48">ront-end </text:span><text:span text:style-name="T51">usando</text:span><text:span text:style-name="T48"> HTML5, CSS3 </text:span><text:span text:style-name="T52">(SASS e SCSS)</text:span><text:span text:style-name="T48">, JavaScript, TypeScript, testes, Angular 6, ReactJS, VueJS, Git </text:span><text:span text:style-name="T51">e </text:span><text:span text:style-name="T48">GitHub, </text:span><text:span text:style-name="T51">W</text:span><text:span text:style-name="T48">ebpack </text:span><text:span text:style-name="T51">e</text:span><text:span text:style-name="T48"> Gulp</text:span><text:span text:style-name="T34">.</text:span></text:p>
      <text:p text:style-name="P10"><text:span text:style-name="T32">[dezembro de 2018 - dezembro de 2018]</text:span><text:span text:style-name="T60"> </text:span><text:span text:style-name="T34">Apex </text:span><text:span text:style-name="T35">(16 horas)</text:span><text:span text:style-name="T34"> | Blumenau, Santa Catarina: </text:span><text:span text:style-name="T49">tr</text:span><text:span text:style-name="T48">einamento de alta performance de </text:span><text:span text:style-name="T53">l</text:span><text:span text:style-name="T48">ógica de </text:span><text:span text:style-name="T53">p</text:span><text:span text:style-name="T48">rogramação </text:span><text:span text:style-name="T54">sobre</text:span><text:span text:style-name="T48"> boas práticas, manipulação de textos, criação de objetos, armazenamento de dados em listas e tópicos avançados </text:span><text:span text:style-name="T53">da linguagem</text:span><text:span text:style-name="T48">.</text:span></text:p>
      <text:p text:style-name="P9"><text:span text:style-name="T32">[dezembro de 2018 - dezembro de 2018]</text:span><text:span text:style-name="T60"> </text:span><text:span text:style-name="T34">Apex </text:span><text:span text:style-name="T35">(16 horas)</text:span><text:span text:style-name="T34"> | Blumenau, Santa Catarina: </text:span><text:span text:style-name="T49">t</text:span><text:span text:style-name="T48">reinamento</text:span><text:span text:style-name="T60"> de alta performance de </text:span><text:span text:style-name="T61">b</text:span><text:span text:style-name="T60">anco de </text:span><text:span text:style-name="T61">d</text:span><text:span text:style-name="T60">ados </text:span><text:span text:style-name="T61">sobre</text:span><text:span text:style-name="T60"> </text:span><text:span text:style-name="T68">instalação, configuração, conceitos básicos, comandos para manipulação de tabelas, texto </text:span><text:span text:style-name="T69">e</text:span><text:span text:style-name="T68"> data, operadores, </text:span><text:span text:style-name="T69">funções </text:span><text:span text:style-name="T68">básicas </text:span><text:span text:style-name="T69">e intermediárias</text:span><text:span text:style-name="T68">, normalização de dados, relacionamento entre tabelas, </text:span><text:span text:style-name="T69">unificação de </text:span><text:span text:style-name="T68">tabelas, realização de consultas, criação de views, indexação de tabelas, backup d</text:span><text:span text:style-name="T69">e</text:span><text:span text:style-name="T68"> dados e restaura</text:span><text:span text:style-name="T69">ção</text:span><text:span text:style-name="T68"> </text:span><text:span text:style-name="T69">d</text:span><text:span text:style-name="T68">as informações da base através do backup</text:span><text:span text:style-name="T60">.</text:span></text:p>
      <text:p text:style-name="P8"><text:span text:style-name="T32">[100% concluído]</text:span><text:span text:style-name="T60"> </text:span><text:span text:style-name="T34">Udemy </text:span><text:span text:style-name="T36">(</text:span><text:span text:style-name="T47">54 horas</text:span><text:span text:style-name="T36">)</text:span><text:span text:style-name="T34"> | </text:span><text:span text:style-name="T41">Educação a distância</text:span><text:span text:style-name="T34">:</text:span><text:span text:style-name="T60"> </text:span><text:span text:style-name="T62">t</text:span><text:span text:style-name="T60">reinamento básico de desenvolvimento e programação </text:span><text:span text:style-name="T63">f</text:span><text:span text:style-name="T60">ront-end </text:span><text:span text:style-name="T63">utilizando</text:span><text:span text:style-name="T60"> </text:span><text:span text:style-name="T68">HTML5, CSS3 </text:span><text:span text:style-name="T70">e</text:span><text:span text:style-name="T68"> J</text:span><text:span text:style-name="T70">ava</text:span><text:span text:style-name="T68">S</text:span><text:span text:style-name="T70">cript</text:span><text:span text:style-name="T68"> e</text:span><text:span text:style-name="T70">m cinco</text:span><text:span text:style-name="T68"> </text:span><text:span text:style-name="T70">p</text:span><text:span text:style-name="T68">rojetos.</text:span></text:p>
      <text:p text:style-name="P8"><text:span text:style-name="T32">[100% concluído]</text:span><text:span text:style-name="T60"> </text:span><text:span text:style-name="T34">Udemy </text:span><text:span text:style-name="T37">(10 horas)</text:span><text:span text:style-name="T34"> | </text:span><text:span text:style-name="T41">Educação a distância</text:span><text:span text:style-name="T34">:</text:span><text:span text:style-name="T60"> </text:span><text:span text:style-name="T62">t</text:span><text:span text:style-name="T60">reinamento básico de inglês </text:span><text:span text:style-name="T64">sobre</text:span><text:span text:style-name="T60"> </text:span><text:span text:style-name="T64">metodologia </text:span><text:span text:style-name="T60">para ser fluente.</text:span><text:bookmark text:name="_GoBack"/></text:p>
      <text:p text:style-name="P7"><text:soft-page-break/><text:span text:style-name="T32">[setembro de 2018 – fevereiro de 2019]</text:span><text:span text:style-name="T60"> </text:span><text:span text:style-name="T34">Instituto Mix </text:span><text:span text:style-name="T36">(96 horas)</text:span><text:span text:style-name="T34"> | Gaspar, Santa Catarina:</text:span><text:span text:style-name="T60"> </text:span><text:span text:style-name="T49">t</text:span><text:span text:style-name="T48">reinamento</text:span><text:span text:style-name="T60"> básico de </text:span><text:span text:style-name="T65">m</text:span><text:span text:style-name="T60">ontagem e </text:span><text:span text:style-name="T65">m</text:span><text:span text:style-name="T60">anutenção </text:span><text:span text:style-name="T65">de</text:span><text:span text:style-name="T60"> hardware e redes.</text:span></text:p>
      <text:p text:style-name="P7"><text:span text:style-name="T32">[maio de 2017 – outubro de 2018]</text:span><text:span text:style-name="T60"> </text:span><text:span text:style-name="T34">GERAR </text:span><text:span text:style-name="T36">(1280 horas)</text:span><text:span text:style-name="T34"> | Gaspar e Blumenau, Santa Catarina: </text:span><text:span text:style-name="T49">c</text:span><text:span text:style-name="T48">urso</text:span><text:span text:style-name="T66"> de </text:span><text:span text:style-name="T67">a</text:span><text:span text:style-name="T66">dministração como menor aprendiz.</text:span></text:p>
      <text:p text:style-name="P3"/>
      <text:p text:style-name="P16">Experiência:</text:p>
      <text:p text:style-name="P2"><text:span text:style-name="T9">[</text:span><text:span text:style-name="T11">outubro </text:span><text:span text:style-name="T9">de </text:span><text:span text:style-name="T10">202</text:span><text:span text:style-name="T11">1</text:span><text:span text:style-name="T9"> – </text:span><text:span text:style-name="T11">até o momento</text:span><text:span text:style-name="T9">] </text:span><text:span text:style-name="T12">Desenvolvedor front-end</text:span><text:span text:style-name="T9"> | </text:span><text:span text:style-name="T11">Performa_IT</text:span><text:span text:style-name="T9">: </text:span><text:span text:style-name="T20">Trabalho atualmente como desenvolvedor front-end</text:span><text:span text:style-name="T14">.</text:span></text:p>
      <text:p text:style-name="P2"><text:span text:style-name="T9">[</text:span><text:span text:style-name="T10">janeiro</text:span><text:span text:style-name="T9"> de </text:span><text:span text:style-name="T10">2020</text:span><text:span text:style-name="T9"> – </text:span><text:span text:style-name="T11">setembro de 2021</text:span><text:span text:style-name="T9">] </text:span><text:span text:style-name="T12">Desenvolvedor front-end</text:span><text:span text:style-name="T9"> | </text:span><text:span text:style-name="T12">Velow </text:span><text:span text:style-name="T13">Sistemas</text:span><text:span text:style-name="T9">: </text:span><text:span text:style-name="T20">Trabalho atualmente como desenvolvedor front-end criando e dando manutenção em aplicações web utilizando tecnologicas como HTML, CSS, SASS, JavaScript, TypeScript, jQuery, NPM, Git, Material Design, Web Socket, Firebase Web Push Notifications, Service Worker, RxJS, AngularJS e Angular, também ajudei na iniciativa da implementação do HTTP2, na criação de uma Angular Library e auxiliando novos colegas de time</text:span><text:span text:style-name="T14">.</text:span></text:p>
      <text:p text:style-name="P6"><text:span text:style-name="T32">[maio de </text:span><text:span text:style-name="T43">2019</text:span><text:span text:style-name="T32"> – </text:span><text:span text:style-name="T42">dezembro de 2019</text:span><text:span text:style-name="T32">] </text:span><text:span text:style-name="T43">Estagiário de programação</text:span><text:span text:style-name="T32"> | </text:span><text:span text:style-name="T43">Velow </text:span><text:span text:style-name="T44">Sistemas</text:span><text:span text:style-name="T32">: </text:span><text:span text:style-name="T49">a</text:span><text:span text:style-name="T48">tuei como estagiário de programação </text:span><text:span text:style-name="T59">no time de front-end</text:span><text:span text:style-name="T48">, </text:span><text:span text:style-name="T59">após isso </text:span><text:span text:style-name="T48">consegui ser efetivado.</text:span></text:p>
      <text:p text:style-name="P5"><text:span text:style-name="T32">[maio de 2017 – outubro de 2018] Auxiliar de TI | Fazzenda Park Hotel: </text:span><text:span text:style-name="T49">e</text:span><text:span text:style-name="T48">u era um menor aprendiz, com 14 anos, tive muitas responsabilidades e ordens de serviço para fazer, ganhei muita experiência na parte de infra e suporte na área de TI.</text:span></text:p>
      <text:p text:style-name="P4"><text:span text:style-name="T32">[junho de 2016 – janeiro de 2017] </text:span><text:span text:style-name="T43">Apresentador de rádio</text:span><text:span text:style-name="T32"> | Rádio Sentinela do Vale: </text:span><text:span text:style-name="T49">t</text:span><text:span text:style-name="T48">rabalhei com meu potencial de comunicação na rádio, apresentava um programa de entretenimento, chamado Variedades, junto de um colega, não trabalhei de carteira assina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139in"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in" fo:margin-bottom="0.139in"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in" fo:margin-bottom="0in"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111in" fo:margin-bottom="0.472in"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style>
    <style:style style:name="List_20_Bullet" style:display-name="List Bullet" style:family="paragraph" style:parent-style-name="Standard" style:default-outline-level="">
      <style:paragraph-properties fo:margin-top="0in" fo:margin-bottom="0.111in" loext:contextual-spacing="true"/>
    </style:style>
    <style:style style:name="Footer" style:family="paragraph" style:parent-style-name="Standard" style:default-outline-level="" style:class="extra">
      <style:paragraph-properties fo:margin-top="0in" fo:margin-bottom="0in" loext:contextual-spacing="false" fo:line-height="100%"/>
      <style:text-properties fo:color="#25c0d5"/>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5in" fo:margin-bottom="0.6701in" fo:margin-left="0.95in" fo:margin-right="0.9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5in" fo:margin-bottom="1in" fo:margin-left="0.95in" fo:margin-right="0.9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93</meta:editing-cycles>
    <meta:print-date>2019-02-01T12:54:00</meta:print-date>
    <meta:creation-date>2018-01-13T12:08:00</meta:creation-date>
    <dc:date>2021-10-05T16:13:15.574592964</dc:date>
    <meta:editing-duration>PT10H3M19S</meta:editing-duration>
    <meta:generator>LibreOffice/6.4.7.2$Linux_X86_64 LibreOffice_project/40$Build-2</meta:generator>
    <meta:document-statistic meta:table-count="0" meta:image-count="0" meta:object-count="0" meta:page-count="3" meta:paragraph-count="27" meta:word-count="807" meta:character-count="5374" meta:non-whitespace-character-count="45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